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margin-top="0.2236in" fo:margin-bottom="0.2236in"/>
    </style:style>
    <style:style style:name="T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3" style:parent-style-name="Heading2" style:family="paragraph">
      <style:paragraph-properties fo:margin-top="0.2076in" fo:margin-bottom="0.2076in"/>
    </style:style>
    <style:style style:name="T4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5" style:parent-style-name="ListParagraph" style:family="paragraph">
      <style:paragraph-properties fo:margin-top="0.1666in" fo:margin-bottom="0.1666in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ListParagraph" style:family="paragraph">
      <style:paragraph-properties fo:margin-top="0.1666in" fo:margin-bottom="0.1666in"/>
    </style:style>
    <style:style style:name="T8" style:parent-style-name="DefaultParagraphFont" style:family="text">
      <style:text-properties style:font-name="Consolas" style:font-name-asian="Consolas" style:font-name-complex="Consolas"/>
    </style:style>
    <style:style style:name="T9" style:parent-style-name="DefaultParagraphFont" style:family="text">
      <style:text-properties style:font-name="Consolas" style:font-name-asian="Consolas" style:font-name-complex="Consolas"/>
    </style:style>
    <style:style style:name="P10" style:parent-style-name="ListParagraph" style:family="paragraph">
      <style:paragraph-properties fo:margin-top="0.1666in" fo:margin-bottom="0.1666in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ListParagraph" style:family="paragraph">
      <style:paragraph-properties fo:margin-top="0.1666in" fo:margin-bottom="0.1666in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ListParagraph" style:family="paragraph">
      <style:paragraph-properties fo:margin-top="0.1666in" fo:margin-bottom="0.1666in"/>
    </style:style>
    <style:style style:name="P15" style:parent-style-name="ListParagraph" style:family="paragraph">
      <style:paragraph-properties fo:margin-top="0.1666in" fo:margin-bottom="0.1666in"/>
    </style:style>
    <style:style style:name="P1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7" style:parent-style-name="Heading2" style:family="paragraph">
      <style:paragraph-properties fo:margin-top="0.2076in" fo:margin-bottom="0.2076in"/>
    </style:style>
    <style:style style:name="T1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9" style:parent-style-name="ListParagraph" style:family="paragraph">
      <style:paragraph-properties fo:margin-top="0.1666in" fo:margin-bottom="0.1666in"/>
    </style:style>
    <style:style style:name="T2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" style:parent-style-name="DefaultParagraphFont" style:family="text">
      <style:text-properties style:font-name="Aptos" style:font-name-asian="Aptos" style:font-name-complex="Aptos"/>
    </style:style>
    <style:style style:name="P22" style:parent-style-name="ListParagraph" style:family="paragraph">
      <style:paragraph-properties fo:margin-top="0.1666in" fo:margin-bottom="0.1666in"/>
    </style:style>
    <style:style style:name="T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" style:parent-style-name="DefaultParagraphFont" style:family="text">
      <style:text-properties style:font-name="Aptos" style:font-name-asian="Aptos" style:font-name-complex="Aptos"/>
    </style:style>
    <style:style style:name="P25" style:parent-style-name="ListParagraph" style:family="paragraph">
      <style:paragraph-properties fo:margin-top="0.1666in" fo:margin-bottom="0.1666in"/>
    </style:style>
    <style:style style:name="T2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7" style:parent-style-name="DefaultParagraphFont" style:family="text">
      <style:text-properties style:font-name="Aptos" style:font-name-asian="Aptos" style:font-name-complex="Aptos"/>
    </style:style>
    <style:style style:name="P28" style:parent-style-name="ListParagraph" style:family="paragraph">
      <style:paragraph-properties fo:margin-top="0.1666in" fo:margin-bottom="0.1666in"/>
    </style:style>
    <style:style style:name="T2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0" style:parent-style-name="DefaultParagraphFont" style:family="text">
      <style:text-properties style:font-name="Aptos" style:font-name-asian="Aptos" style:font-name-complex="Aptos"/>
    </style:style>
    <style:style style:name="P31" style:parent-style-name="ListParagraph" style:family="paragraph">
      <style:paragraph-properties fo:margin-top="0.1666in" fo:margin-bottom="0.1666in"/>
    </style:style>
    <style:style style:name="T3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3" style:parent-style-name="DefaultParagraphFont" style:family="text">
      <style:text-properties style:font-name="Aptos" style:font-name-asian="Aptos" style:font-name-complex="Aptos"/>
    </style:style>
    <style:style style:name="P34" style:parent-style-name="ListParagraph" style:family="paragraph">
      <style:paragraph-properties fo:margin-top="0.1666in" fo:margin-bottom="0.1666in"/>
    </style:style>
    <style:style style:name="T3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6" style:parent-style-name="DefaultParagraphFont" style:family="text">
      <style:text-properties style:font-name="Aptos" style:font-name-asian="Aptos" style:font-name-complex="Aptos"/>
    </style:style>
    <style:style style:name="T37" style:parent-style-name="DefaultParagraphFont" style:family="text">
      <style:text-properties style:font-name="Consolas" style:font-name-asian="Consolas" style:font-name-complex="Consolas"/>
    </style:style>
    <style:style style:name="T38" style:parent-style-name="DefaultParagraphFont" style:family="text">
      <style:text-properties style:font-name="Aptos" style:font-name-asian="Aptos" style:font-name-complex="Aptos"/>
    </style:style>
    <style:style style:name="P39" style:parent-style-name="Heading2" style:family="paragraph">
      <style:paragraph-properties fo:margin-top="0.2076in" fo:margin-bottom="0.2076in"/>
    </style:style>
    <style:style style:name="T4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41" style:parent-style-name="Normal" style:family="paragraph">
      <style:paragraph-properties fo:margin-top="0.1666in" fo:margin-bottom="0.1666in"/>
    </style:style>
    <style:style style:name="P42" style:parent-style-name="Heading3" style:family="paragraph">
      <style:paragraph-properties fo:margin-top="0.1951in" fo:margin-bottom="0.1951in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ListParagraph" style:family="paragraph">
      <style:paragraph-properties fo:margin-top="0.1666in" fo:margin-bottom="0.1666in"/>
    </style:style>
    <style:style style:name="T45" style:parent-style-name="DefaultParagraphFont" style:family="text">
      <style:text-properties style:font-name="Consolas" style:font-name-asian="Consolas" style:font-name-complex="Consolas"/>
    </style:style>
    <style:style style:name="P46" style:parent-style-name="ListParagraph" style:family="paragraph">
      <style:paragraph-properties fo:margin-top="0.1666in" fo:margin-bottom="0.1666in"/>
    </style:style>
    <style:style style:name="T47" style:parent-style-name="DefaultParagraphFont" style:family="text">
      <style:text-properties style:font-name="Consolas" style:font-name-asian="Consolas" style:font-name-complex="Consolas"/>
    </style:style>
    <style:style style:name="T48" style:parent-style-name="DefaultParagraphFont" style:family="text">
      <style:text-properties style:font-name="Consolas" style:font-name-asian="Consolas" style:font-name-complex="Consolas"/>
    </style:style>
    <style:style style:name="T49" style:parent-style-name="DefaultParagraphFont" style:family="text">
      <style:text-properties style:font-name="Consolas" style:font-name-asian="Consolas" style:font-name-complex="Consolas"/>
    </style:style>
    <style:style style:name="T50" style:parent-style-name="DefaultParagraphFont" style:family="text">
      <style:text-properties style:font-name="Consolas" style:font-name-asian="Consolas" style:font-name-complex="Consolas"/>
    </style:style>
    <style:style style:name="T51" style:parent-style-name="DefaultParagraphFont" style:family="text">
      <style:text-properties style:font-name="Consolas" style:font-name-asian="Consolas" style:font-name-complex="Consolas"/>
    </style:style>
    <style:style style:name="P52" style:parent-style-name="ListParagraph" style:family="paragraph">
      <style:paragraph-properties fo:margin-top="0.1666in" fo:margin-bottom="0.1666in"/>
    </style:style>
    <style:style style:name="T53" style:parent-style-name="DefaultParagraphFont" style:family="text">
      <style:text-properties style:font-name="Consolas" style:font-name-asian="Consolas" style:font-name-complex="Consolas"/>
    </style:style>
    <style:style style:name="P54" style:parent-style-name="Heading3" style:family="paragraph">
      <style:paragraph-properties fo:margin-top="0.1951in" fo:margin-bottom="0.1951in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ListParagraph" style:family="paragraph">
      <style:paragraph-properties fo:margin-top="0.1666in" fo:margin-bottom="0.1666in"/>
    </style:style>
    <style:style style:name="T57" style:parent-style-name="DefaultParagraphFont" style:family="text">
      <style:text-properties style:font-name="Consolas" style:font-name-asian="Consolas" style:font-name-complex="Consolas"/>
    </style:style>
    <style:style style:name="P58" style:parent-style-name="ListParagraph" style:family="paragraph">
      <style:paragraph-properties fo:margin-top="0.1666in" fo:margin-bottom="0.1666in"/>
    </style:style>
    <style:style style:name="P59" style:parent-style-name="Heading3" style:family="paragraph">
      <style:paragraph-properties fo:margin-top="0.1951in" fo:margin-bottom="0.1951in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ListParagraph" style:family="paragraph">
      <style:paragraph-properties fo:margin-top="0.1666in" fo:margin-bottom="0.1666in"/>
    </style:style>
    <style:style style:name="T62" style:parent-style-name="DefaultParagraphFont" style:family="text">
      <style:text-properties style:font-name="Consolas" style:font-name-asian="Consolas" style:font-name-complex="Consolas"/>
    </style:style>
    <style:style style:name="P63" style:parent-style-name="ListParagraph" style:family="paragraph">
      <style:paragraph-properties fo:margin-top="0.1666in" fo:margin-bottom="0.1666in"/>
    </style:style>
    <style:style style:name="T64" style:parent-style-name="DefaultParagraphFont" style:family="text">
      <style:text-properties style:font-name="Consolas" style:font-name-asian="Consolas" style:font-name-complex="Consolas"/>
    </style:style>
    <style:style style:name="P65" style:parent-style-name="ListParagraph" style:family="paragraph">
      <style:paragraph-properties fo:margin-top="0.1666in" fo:margin-bottom="0.1666in"/>
    </style:style>
    <style:style style:name="T66" style:parent-style-name="DefaultParagraphFont" style:family="text">
      <style:text-properties style:font-name="Consolas" style:font-name-asian="Consolas" style:font-name-complex="Consolas"/>
    </style:style>
    <style:style style:name="P67" style:parent-style-name="ListParagraph" style:family="paragraph">
      <style:paragraph-properties fo:margin-top="0.1666in" fo:margin-bottom="0.1666in"/>
    </style:style>
    <style:style style:name="T68" style:parent-style-name="DefaultParagraphFont" style:family="text">
      <style:text-properties style:font-name="Consolas" style:font-name-asian="Consolas" style:font-name-complex="Consolas"/>
    </style:style>
    <style:style style:name="P69" style:parent-style-name="Heading3" style:family="paragraph">
      <style:paragraph-properties fo:margin-top="0.1951in" fo:margin-bottom="0.1951in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ListParagraph" style:family="paragraph">
      <style:paragraph-properties fo:margin-top="0.1666in" fo:margin-bottom="0.1666in"/>
    </style:style>
    <style:style style:name="T73" style:parent-style-name="DefaultParagraphFont" style:family="text">
      <style:text-properties style:font-name="Consolas" style:font-name-asian="Consolas" style:font-name-complex="Consolas"/>
    </style:style>
    <style:style style:name="P74" style:parent-style-name="ListParagraph" style:family="paragraph">
      <style:paragraph-properties fo:margin-top="0.1666in" fo:margin-bottom="0.1666in"/>
    </style:style>
    <style:style style:name="T75" style:parent-style-name="DefaultParagraphFont" style:family="text">
      <style:text-properties style:font-name="Consolas" style:font-name-asian="Consolas" style:font-name-complex="Consolas"/>
    </style:style>
    <style:style style:name="P76" style:parent-style-name="ListParagraph" style:family="paragraph">
      <style:paragraph-properties fo:margin-top="0.1666in" fo:margin-bottom="0.1666in"/>
    </style:style>
    <style:style style:name="T77" style:parent-style-name="DefaultParagraphFont" style:family="text">
      <style:text-properties style:font-name="Consolas" style:font-name-asian="Consolas" style:font-name-complex="Consolas"/>
    </style:style>
    <style:style style:name="P78" style:parent-style-name="ListParagraph" style:family="paragraph">
      <style:paragraph-properties fo:margin-top="0.1666in" fo:margin-bottom="0.1666in"/>
    </style:style>
    <style:style style:name="T79" style:parent-style-name="DefaultParagraphFont" style:family="text">
      <style:text-properties style:font-name="Consolas" style:font-name-asian="Consolas" style:font-name-complex="Consolas"/>
    </style:style>
    <style:style style:name="P80" style:parent-style-name="ListParagraph" style:family="paragraph">
      <style:paragraph-properties fo:margin-top="0.1666in" fo:margin-bottom="0.1666in"/>
    </style:style>
    <style:style style:name="T81" style:parent-style-name="DefaultParagraphFont" style:family="text">
      <style:text-properties style:font-name="Consolas" style:font-name-asian="Consolas" style:font-name-complex="Consolas"/>
    </style:style>
    <style:style style:name="P82" style:parent-style-name="Heading3" style:family="paragraph">
      <style:paragraph-properties fo:margin-top="0.1951in" fo:margin-bottom="0.1951in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ListParagraph" style:family="paragraph">
      <style:paragraph-properties fo:margin-top="0.1666in" fo:margin-bottom="0.1666in"/>
    </style:style>
    <style:style style:name="T85" style:parent-style-name="DefaultParagraphFont" style:family="text">
      <style:text-properties style:font-name="Consolas" style:font-name-asian="Consolas" style:font-name-complex="Consolas"/>
    </style:style>
    <style:style style:name="P86" style:parent-style-name="ListParagraph" style:family="paragraph">
      <style:paragraph-properties fo:margin-top="0.1666in" fo:margin-bottom="0.1666in"/>
    </style:style>
    <style:style style:name="T87" style:parent-style-name="DefaultParagraphFont" style:family="text">
      <style:text-properties style:font-name="Consolas" style:font-name-asian="Consolas" style:font-name-complex="Consolas"/>
    </style:style>
    <style:style style:name="P88" style:parent-style-name="Heading2" style:family="paragraph">
      <style:paragraph-properties fo:margin-top="0.2076in" fo:margin-bottom="0.2076in"/>
    </style:style>
    <style:style style:name="T8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90" style:parent-style-name="ListParagraph" style:family="paragraph">
      <style:paragraph-properties fo:margin-top="0.1666in" fo:margin-bottom="0.1666in"/>
    </style:style>
    <style:style style:name="T91" style:parent-style-name="DefaultParagraphFont" style:family="text">
      <style:text-properties style:font-name="Consolas" style:font-name-asian="Consolas" style:font-name-complex="Consolas"/>
    </style:style>
    <style:style style:name="P92" style:parent-style-name="ListParagraph" style:family="paragraph">
      <style:paragraph-properties fo:margin-top="0.1666in" fo:margin-bottom="0.1666in"/>
    </style:style>
    <style:style style:name="T93" style:parent-style-name="DefaultParagraphFont" style:family="text">
      <style:text-properties style:font-name="Consolas" style:font-name-asian="Consolas" style:font-name-complex="Consolas"/>
    </style:style>
    <style:style style:name="P94" style:parent-style-name="ListParagraph" style:family="paragraph">
      <style:paragraph-properties fo:margin-top="0.1666in" fo:margin-bottom="0.1666in"/>
    </style:style>
    <style:style style:name="P95" style:parent-style-name="ListParagraph" style:family="paragraph">
      <style:paragraph-properties fo:margin-top="0.1666in" fo:margin-bottom="0.1666in"/>
    </style:style>
    <style:style style:name="P96" style:parent-style-name="ListParagraph" style:family="paragraph">
      <style:paragraph-properties fo:margin-top="0.1666in" fo:margin-bottom="0.1666in"/>
    </style:style>
    <style:style style:name="P97" style:parent-style-name="ListParagraph" style:family="paragraph">
      <style:paragraph-properties fo:margin-top="0.1666in" fo:margin-bottom="0.1666in"/>
    </style:style>
    <style:style style:name="P98" style:parent-style-name="ListParagraph" style:family="paragraph">
      <style:paragraph-properties fo:margin-top="0.1666in" fo:margin-bottom="0.1666in"/>
    </style:style>
    <style:style style:name="P99" style:parent-style-name="ListParagraph" style:family="paragraph">
      <style:paragraph-properties fo:margin-top="0.1666in" fo:margin-bottom="0.1666in"/>
    </style:style>
    <style:style style:name="P100" style:parent-style-name="ListParagraph" style:family="paragraph">
      <style:paragraph-properties fo:margin-top="0.1666in" fo:margin-bottom="0.1666in"/>
    </style:style>
    <style:style style:name="T101" style:parent-style-name="DefaultParagraphFont" style:family="text">
      <style:text-properties style:font-name="Consolas" style:font-name-asian="Consolas" style:font-name-complex="Consolas"/>
    </style:style>
    <style:style style:name="P102" style:parent-style-name="ListParagraph" style:family="paragraph">
      <style:paragraph-properties fo:margin-top="0.1666in" fo:margin-bottom="0.1666in"/>
    </style:style>
    <style:style style:name="P103" style:parent-style-name="ListParagraph" style:family="paragraph">
      <style:paragraph-properties fo:margin-top="0.1666in" fo:margin-bottom="0.1666in"/>
    </style:style>
    <style:style style:name="T104" style:parent-style-name="DefaultParagraphFont" style:family="text">
      <style:text-properties style:font-name="Consolas" style:font-name-asian="Consolas" style:font-name-complex="Consolas"/>
    </style:style>
    <style:style style:name="P105" style:parent-style-name="Heading2" style:family="paragraph">
      <style:paragraph-properties fo:margin-top="0.2076in" fo:margin-bottom="0.2076in"/>
    </style:style>
    <style:style style:name="T10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107" style:parent-style-name="ListParagraph" style:family="paragraph">
      <style:paragraph-properties fo:margin-top="0.1666in" fo:margin-bottom="0.1666in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style:font-name="Consolas" style:font-name-asian="Consolas" style:font-name-complex="Consolas"/>
    </style:style>
    <style:style style:name="T110" style:parent-style-name="DefaultParagraphFont" style:family="text">
      <style:text-properties style:font-name="Consolas" style:font-name-asian="Consolas" style:font-name-complex="Consolas"/>
    </style:style>
    <style:style style:name="P111" style:parent-style-name="ListParagraph" style:family="paragraph">
      <style:paragraph-properties fo:margin-top="0.1666in" fo:margin-bottom="0.1666in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ListParagraph" style:family="paragraph">
      <style:paragraph-properties fo:margin-top="0.1666in" fo:margin-bottom="0.1666in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ListParagraph" style:family="paragraph">
      <style:paragraph-properties fo:margin-top="0.1666in" fo:margin-bottom="0.1666in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Normal" style:family="paragraph">
      <style:paragraph-properties fo:margin-top="0.1666in" fo:margin-bottom="0.1666in"/>
    </style:style>
    <style:style style:name="P118" style:parent-style-name="ListParagraph" style:family="paragraph">
      <style:paragraph-properties fo:margin-top="0.1666in" fo:margin-bottom="0.1666in"/>
    </style:style>
    <style:style style:name="T119" style:parent-style-name="DefaultParagraphFont" style:family="text">
      <style:text-properties style:font-name="Consolas" style:font-name-asian="Consolas" style:font-name-complex="Consolas"/>
    </style:style>
    <style:style style:name="P120" style:parent-style-name="ListParagraph" style:family="paragraph">
      <style:paragraph-properties fo:margin-top="0.1666in" fo:margin-bottom="0.1666in"/>
    </style:style>
    <style:style style:name="P121" style:parent-style-name="Heading2" style:family="paragraph">
      <style:paragraph-properties fo:margin-top="0.2076in" fo:margin-bottom="0.2076in"/>
    </style:style>
    <style:style style:name="T12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123" style:parent-style-name="Normal" style:family="paragraph">
      <style:paragraph-properties fo:margin-top="0.1666in" fo:margin-bottom="0.1666in"/>
    </style:style>
    <style:style style:name="P124" style:parent-style-name="ListParagraph" style:family="paragraph">
      <style:paragraph-properties fo:margin-top="0.1666in" fo:margin-bottom="0.1666in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style:font-name="Consolas" style:font-name-asian="Consolas" style:font-name-complex="Consolas"/>
    </style:style>
    <style:style style:name="T127" style:parent-style-name="DefaultParagraphFont" style:family="text">
      <style:text-properties style:font-name="Consolas" style:font-name-asian="Consolas" style:font-name-complex="Consolas"/>
    </style:style>
    <style:style style:name="T128" style:parent-style-name="DefaultParagraphFont" style:family="text">
      <style:text-properties style:font-name="Consolas" style:font-name-asian="Consolas" style:font-name-complex="Consolas"/>
    </style:style>
    <style:style style:name="T129" style:parent-style-name="DefaultParagraphFont" style:family="text">
      <style:text-properties style:font-name="Consolas" style:font-name-asian="Consolas" style:font-name-complex="Consolas"/>
    </style:style>
    <style:style style:name="T130" style:parent-style-name="DefaultParagraphFont" style:family="text">
      <style:text-properties style:font-name="Consolas" style:font-name-asian="Consolas" style:font-name-complex="Consolas"/>
    </style:style>
    <style:style style:name="T131" style:parent-style-name="DefaultParagraphFont" style:family="text">
      <style:text-properties style:font-name="Consolas" style:font-name-asian="Consolas" style:font-name-complex="Consolas"/>
    </style:style>
    <style:style style:name="T132" style:parent-style-name="DefaultParagraphFont" style:family="text">
      <style:text-properties style:font-name="Consolas" style:font-name-asian="Consolas" style:font-name-complex="Consolas"/>
    </style:style>
    <style:style style:name="T133" style:parent-style-name="DefaultParagraphFont" style:family="text">
      <style:text-properties style:font-name="Consolas" style:font-name-asian="Consolas" style:font-name-complex="Consolas"/>
    </style:style>
    <style:style style:name="P134" style:parent-style-name="ListParagraph" style:family="paragraph">
      <style:paragraph-properties fo:margin-top="0.1666in" fo:margin-bottom="0.1666in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ListParagraph" style:family="paragraph">
      <style:paragraph-properties fo:margin-top="0.1666in" fo:margin-bottom="0.1666in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ListParagraph" style:family="paragraph">
      <style:paragraph-properties fo:margin-top="0.1666in" fo:margin-bottom="0.1666in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ListParagraph" style:family="paragraph">
      <style:paragraph-properties fo:margin-top="0.1666in" fo:margin-bottom="0.1666in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P142" style:parent-style-name="Heading2" style:family="paragraph">
      <style:paragraph-properties fo:margin-top="0.2076in" fo:margin-bottom="0.2076in"/>
    </style:style>
    <style:style style:name="T14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44" style:parent-style-name="ListParagraph" style:family="paragraph">
      <style:paragraph-properties fo:margin-top="0.1666in" fo:margin-bottom="0.1666in"/>
    </style:style>
    <style:style style:name="T14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6" style:parent-style-name="DefaultParagraphFont" style:family="text">
      <style:text-properties style:font-name="Aptos" style:font-name-asian="Aptos" style:font-name-complex="Aptos"/>
    </style:style>
    <style:style style:name="T147" style:parent-style-name="DefaultParagraphFont" style:family="text">
      <style:text-properties style:font-name="Consolas" style:font-name-asian="Consolas" style:font-name-complex="Consolas"/>
    </style:style>
    <style:style style:name="T148" style:parent-style-name="DefaultParagraphFont" style:family="text">
      <style:text-properties style:font-name="Aptos" style:font-name-asian="Aptos" style:font-name-complex="Aptos"/>
    </style:style>
    <style:style style:name="P149" style:parent-style-name="ListParagraph" style:family="paragraph">
      <style:paragraph-properties fo:margin-top="0.1666in" fo:margin-bottom="0.1666in"/>
    </style:style>
    <style:style style:name="T15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1" style:parent-style-name="DefaultParagraphFont" style:family="text">
      <style:text-properties style:font-name="Aptos" style:font-name-asian="Aptos" style:font-name-complex="Aptos"/>
    </style:style>
    <style:style style:name="T152" style:parent-style-name="DefaultParagraphFont" style:family="text">
      <style:text-properties style:font-name="Consolas" style:font-name-asian="Consolas" style:font-name-complex="Consolas"/>
    </style:style>
    <style:style style:name="T153" style:parent-style-name="DefaultParagraphFont" style:family="text">
      <style:text-properties style:font-name="Aptos" style:font-name-asian="Aptos" style:font-name-complex="Aptos"/>
    </style:style>
    <style:style style:name="P154" style:parent-style-name="ListParagraph" style:family="paragraph">
      <style:paragraph-properties fo:margin-top="0.1666in" fo:margin-bottom="0.1666in"/>
    </style:style>
    <style:style style:name="T15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6" style:parent-style-name="DefaultParagraphFont" style:family="text">
      <style:text-properties style:font-name="Aptos" style:font-name-asian="Aptos" style:font-name-complex="Aptos"/>
    </style:style>
    <style:style style:name="P157" style:parent-style-name="Heading2" style:family="paragraph">
      <style:paragraph-properties fo:margin-top="0.2076in" fo:margin-bottom="0.2076in"/>
    </style:style>
    <style:style style:name="T15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59" style:parent-style-name="Normal" style:family="paragraph">
      <style:paragraph-properties fo:margin-top="0.1666in" fo:margin-bottom="0.1666in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P161" style:parent-style-name="ListParagraph" style:family="paragraph">
      <style:paragraph-properties fo:margin-top="0.1666in" fo:margin-bottom="0.1666in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P163" style:parent-style-name="ListParagraph" style:family="paragraph">
      <style:paragraph-properties fo:margin-top="0.1666in" fo:margin-bottom="0.1666in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P165" style:parent-style-name="ListParagraph" style:family="paragraph">
      <style:paragraph-properties fo:margin-top="0.1666in" fo:margin-bottom="0.1666in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P167" style:parent-style-name="ListParagraph" style:family="paragraph">
      <style:paragraph-properties fo:margin-top="0.1666in" fo:margin-bottom="0.1666in"/>
    </style:style>
    <style:style style:name="P16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69" style:parent-style-name="Heading2" style:family="paragraph">
      <style:paragraph-properties fo:margin-top="0.2076in" fo:margin-bottom="0.2076in"/>
      <style:text-properties fo:font-weight="bold" style:font-weight-asian="bold" style:font-weight-complex="bold" fo:font-size="18pt" style:font-size-asian="18pt" style:font-size-complex="18pt"/>
    </style:style>
    <style:style style:name="P170" style:parent-style-name="Heading3" style:family="paragraph">
      <style:paragraph-properties fo:margin-top="0.1951in" fo:margin-bottom="0.1951in"/>
    </style:style>
    <style:style style:name="T171" style:parent-style-name="DefaultParagraphFont" style:family="text">
      <style:text-properties fo:font-weight="bold" style:font-weight-asian="bold" style:font-weight-complex="bold"/>
    </style:style>
    <style:style style:name="P172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weight="bold" style:font-weight-asian="bold" style:font-weight-complex="bold"/>
    </style:style>
    <style:style style:name="P173" style:parent-style-name="ListParagraph" style:family="paragraph">
      <style:paragraph-properties fo:margin-top="0.1666in" fo:margin-bottom="0.1666in"/>
    </style:style>
    <style:style style:name="P174" style:parent-style-name="Heading3" style:family="paragraph">
      <style:paragraph-properties fo:margin-top="0.1951in" fo:margin-bottom="0.1951in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P176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weight="bold" style:font-weight-asian="bold" style:font-weight-complex="bold"/>
    </style:style>
    <style:style style:name="P177" style:parent-style-name="ListParagraph" style:family="paragraph">
      <style:paragraph-properties fo:margin-top="0.1666in" fo:margin-bottom="0.1666in"/>
    </style:style>
    <style:style style:name="P178" style:parent-style-name="ListParagraph" style:family="paragraph">
      <style:paragraph-properties fo:margin-top="0.1666in" fo:margin-bottom="0.1666in"/>
    </style:style>
    <style:style style:name="T179" style:parent-style-name="DefaultParagraphFont" style:family="text">
      <style:text-properties style:font-name="Consolas" style:font-name-asian="Consolas" style:font-name-complex="Consolas"/>
    </style:style>
    <style:style style:name="T180" style:parent-style-name="DefaultParagraphFont" style:family="text">
      <style:text-properties fo:font-style="italic" style:font-style-asian="italic" style:font-style-complex="italic"/>
    </style:style>
    <style:style style:name="P181" style:parent-style-name="ListParagraph" style:family="paragraph">
      <style:paragraph-properties fo:margin-top="0.1666in" fo:margin-bottom="0.1666in"/>
    </style:style>
    <style:style style:name="T182" style:parent-style-name="DefaultParagraphFont" style:family="text">
      <style:text-properties style:font-name="Consolas" style:font-name-asian="Consolas" style:font-name-complex="Consolas"/>
    </style:style>
    <style:style style:name="T183" style:parent-style-name="DefaultParagraphFont" style:family="text">
      <style:text-properties fo:font-style="italic" style:font-style-asian="italic" style:font-style-complex="italic"/>
    </style:style>
    <style:style style:name="P184" style:parent-style-name="ListParagraph" style:family="paragraph">
      <style:paragraph-properties fo:margin-top="0.1666in" fo:margin-bottom="0.1666in"/>
    </style:style>
    <style:style style:name="T185" style:parent-style-name="DefaultParagraphFont" style:family="text">
      <style:text-properties style:font-name="Consolas" style:font-name-asian="Consolas" style:font-name-complex="Consolas"/>
    </style:style>
    <style:style style:name="T186" style:parent-style-name="DefaultParagraphFont" style:family="text">
      <style:text-properties fo:font-style="italic" style:font-style-asian="italic" style:font-style-complex="italic"/>
    </style:style>
    <style:style style:name="P187" style:parent-style-name="ListParagraph" style:family="paragraph">
      <style:paragraph-properties fo:margin-top="0.1666in" fo:margin-bottom="0.1666in"/>
    </style:style>
    <style:style style:name="P188" style:parent-style-name="ListParagraph" style:family="paragraph">
      <style:paragraph-properties fo:margin-top="0.1666in" fo:margin-bottom="0.1666in"/>
    </style:style>
    <style:style style:name="P189" style:parent-style-name="ListParagraph" style:family="paragraph">
      <style:paragraph-properties fo:margin-top="0.1666in" fo:margin-bottom="0.1666in"/>
    </style:style>
    <style:style style:name="P190" style:parent-style-name="ListParagraph" style:family="paragraph">
      <style:paragraph-properties fo:margin-top="0.1666in" fo:margin-bottom="0.1666in"/>
    </style:style>
    <style:style style:name="T191" style:parent-style-name="DefaultParagraphFont" style:family="text">
      <style:text-properties fo:font-weight="bold" style:font-weight-asian="bold" style:font-weight-complex="bold"/>
    </style:style>
    <style:style style:name="P192" style:parent-style-name="Heading3" style:family="paragraph">
      <style:paragraph-properties fo:margin-top="0.1951in" fo:margin-bottom="0.1951in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P194" style:parent-style-name="ListParagraph" style:family="paragraph">
      <style:paragraph-properties fo:margin-top="0.1666in" fo:margin-bottom="0.1666in"/>
    </style:style>
    <style:style style:name="T195" style:parent-style-name="DefaultParagraphFont" style:family="text">
      <style:text-properties fo:font-weight="bold" style:font-weight-asian="bold" style:font-weight-complex="bold"/>
    </style:style>
    <style:style style:name="T196" style:parent-style-name="DefaultParagraphFont" style:family="text">
      <style:text-properties style:font-name="Consolas" style:font-name-asian="Consolas" style:font-name-complex="Consolas"/>
    </style:style>
    <style:style style:name="P197" style:parent-style-name="ListParagraph" style:family="paragraph">
      <style:paragraph-properties fo:margin-top="0.1666in" fo:margin-bottom="0.1666in"/>
    </style:style>
    <style:style style:name="T198" style:parent-style-name="DefaultParagraphFont" style:family="text">
      <style:text-properties fo:font-weight="bold" style:font-weight-asian="bold" style:font-weight-complex="bold"/>
    </style:style>
    <style:style style:name="P199" style:parent-style-name="ListParagraph" style:family="paragraph">
      <style:paragraph-properties fo:margin-top="0.1666in" fo:margin-bottom="0.1666in"/>
    </style:style>
    <style:style style:name="T200" style:parent-style-name="DefaultParagraphFont" style:family="text">
      <style:text-properties fo:font-style="italic" style:font-style-asian="italic" style:font-style-complex="italic"/>
    </style:style>
    <style:style style:name="P201" style:parent-style-name="ListParagraph" style:family="paragraph">
      <style:paragraph-properties fo:margin-top="0.1666in" fo:margin-bottom="0.1666in"/>
    </style:style>
    <style:style style:name="T202" style:parent-style-name="DefaultParagraphFont" style:family="text">
      <style:text-properties fo:font-style="italic" style:font-style-asian="italic" style:font-style-complex="italic"/>
    </style:style>
    <style:style style:name="P203" style:parent-style-name="Heading3" style:family="paragraph">
      <style:paragraph-properties fo:margin-top="0.1951in" fo:margin-bottom="0.1951in"/>
    </style:style>
    <style:style style:name="T204" style:parent-style-name="DefaultParagraphFont" style:family="text">
      <style:text-properties fo:font-weight="bold" style:font-weight-asian="bold" style:font-weight-complex="bold"/>
    </style:style>
    <style:style style:name="P205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weight="bold" style:font-weight-asian="bold" style:font-weight-complex="bold"/>
    </style:style>
    <style:style style:name="P206" style:parent-style-name="ListParagraph" style:family="paragraph">
      <style:paragraph-properties fo:margin-top="0.1666in" fo:margin-bottom="0.1666in"/>
    </style:style>
    <style:style style:name="T207" style:parent-style-name="DefaultParagraphFont" style:family="text">
      <style:text-properties style:font-name="Consolas" style:font-name-asian="Consolas" style:font-name-complex="Consolas"/>
    </style:style>
    <style:style style:name="T208" style:parent-style-name="DefaultParagraphFont" style:family="text">
      <style:text-properties fo:font-weight="bold" style:font-weight-asian="bold" style:font-weight-complex="bold"/>
    </style:style>
    <style:style style:name="P209" style:parent-style-name="ListParagraph" style:family="paragraph">
      <style:paragraph-properties fo:margin-top="0.1666in" fo:margin-bottom="0.1666in"/>
    </style:style>
    <style:style style:name="P210" style:parent-style-name="ListParagraph" style:family="paragraph">
      <style:paragraph-properties fo:margin-top="0.1666in" fo:margin-bottom="0.1666in"/>
    </style:style>
    <style:style style:name="P211" style:parent-style-name="ListParagraph" style:family="paragraph">
      <style:paragraph-properties fo:margin-top="0.1666in" fo:margin-bottom="0.1666in"/>
    </style:style>
    <style:style style:name="T212" style:parent-style-name="DefaultParagraphFont" style:family="text">
      <style:text-properties style:font-name="Consolas" style:font-name-asian="Consolas" style:font-name-complex="Consolas"/>
    </style:style>
    <style:style style:name="P213" style:parent-style-name="Heading3" style:family="paragraph">
      <style:paragraph-properties fo:margin-top="0.1951in" fo:margin-bottom="0.1951in"/>
    </style:style>
    <style:style style:name="T214" style:parent-style-name="DefaultParagraphFont" style:family="text">
      <style:text-properties fo:font-weight="bold" style:font-weight-asian="bold" style:font-weight-complex="bold"/>
    </style:style>
    <style:style style:name="P215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weight="bold" style:font-weight-asian="bold" style:font-weight-complex="bold"/>
    </style:style>
    <style:style style:name="P216" style:parent-style-name="ListParagraph" style:family="paragraph">
      <style:paragraph-properties fo:margin-top="0.1666in" fo:margin-bottom="0.1666in"/>
    </style:style>
    <style:style style:name="P217" style:parent-style-name="ListParagraph" style:family="paragraph">
      <style:paragraph-properties fo:margin-top="0.1666in" fo:margin-bottom="0.1666in"/>
    </style:style>
    <style:style style:name="T218" style:parent-style-name="DefaultParagraphFont" style:family="text">
      <style:text-properties style:font-name="Consolas" style:font-name-asian="Consolas" style:font-name-complex="Consolas"/>
    </style:style>
    <style:style style:name="T219" style:parent-style-name="DefaultParagraphFont" style:family="text">
      <style:text-properties style:font-name="Consolas" style:font-name-asian="Consolas" style:font-name-complex="Consolas"/>
    </style:style>
    <style:style style:name="T220" style:parent-style-name="DefaultParagraphFont" style:family="text">
      <style:text-properties style:font-name="Consolas" style:font-name-asian="Consolas" style:font-name-complex="Consolas"/>
    </style:style>
    <style:style style:name="P221" style:parent-style-name="ListParagraph" style:family="paragraph">
      <style:paragraph-properties fo:margin-top="0.1666in" fo:margin-bottom="0.1666in"/>
    </style:style>
    <style:style style:name="P222" style:parent-style-name="Heading3" style:family="paragraph">
      <style:paragraph-properties fo:margin-top="0.1951in" fo:margin-bottom="0.1951in"/>
    </style:style>
    <style:style style:name="T223" style:parent-style-name="DefaultParagraphFont" style:family="text">
      <style:text-properties fo:font-weight="bold" style:font-weight-asian="bold" style:font-weight-complex="bold"/>
    </style:style>
    <style:style style:name="P224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weight="bold" style:font-weight-asian="bold" style:font-weight-complex="bold"/>
    </style:style>
    <style:style style:name="P225" style:parent-style-name="ListParagraph" style:family="paragraph">
      <style:paragraph-properties fo:margin-top="0.1666in" fo:margin-bottom="0.1666in"/>
    </style:style>
    <style:style style:name="P226" style:parent-style-name="ListParagraph" style:family="paragraph">
      <style:paragraph-properties fo:margin-top="0.1666in" fo:margin-bottom="0.1666in"/>
    </style:style>
    <style:style style:name="T227" style:parent-style-name="DefaultParagraphFont" style:family="text">
      <style:text-properties style:font-name="Consolas" style:font-name-asian="Consolas" style:font-name-complex="Consolas"/>
    </style:style>
    <style:style style:name="T228" style:parent-style-name="DefaultParagraphFont" style:family="text">
      <style:text-properties style:font-name="Consolas" style:font-name-asian="Consolas" style:font-name-complex="Consolas"/>
    </style:style>
    <style:style style:name="T229" style:parent-style-name="DefaultParagraphFont" style:family="text">
      <style:text-properties style:font-name="Consolas" style:font-name-asian="Consolas" style:font-name-complex="Consolas"/>
    </style:style>
    <style:style style:name="P230" style:parent-style-name="ListParagraph" style:family="paragraph">
      <style:paragraph-properties fo:margin-top="0.1666in" fo:margin-bottom="0.1666in"/>
    </style:style>
    <style:style style:name="P231" style:parent-style-name="Heading3" style:family="paragraph">
      <style:paragraph-properties fo:margin-top="0.1951in" fo:margin-bottom="0.1951in"/>
    </style:style>
    <style:style style:name="T232" style:parent-style-name="DefaultParagraphFont" style:family="text">
      <style:text-properties fo:font-weight="bold" style:font-weight-asian="bold" style:font-weight-complex="bold"/>
    </style:style>
    <style:style style:name="P233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weight="bold" style:font-weight-asian="bold" style:font-weight-complex="bold"/>
    </style:style>
    <style:style style:name="P234" style:parent-style-name="ListParagraph" style:family="paragraph">
      <style:paragraph-properties fo:margin-top="0.1666in" fo:margin-bottom="0.1666in"/>
    </style:style>
    <style:style style:name="P235" style:parent-style-name="ListParagraph" style:family="paragraph">
      <style:paragraph-properties fo:margin-top="0.1666in" fo:margin-bottom="0.1666in"/>
    </style:style>
    <style:style style:name="T236" style:parent-style-name="DefaultParagraphFont" style:family="text">
      <style:text-properties style:font-name="Consolas" style:font-name-asian="Consolas" style:font-name-complex="Consolas"/>
    </style:style>
    <style:style style:name="P237" style:parent-style-name="ListParagraph" style:family="paragraph">
      <style:paragraph-properties fo:margin-top="0.1666in" fo:margin-bottom="0.1666in"/>
    </style:style>
    <style:style style:name="T238" style:parent-style-name="DefaultParagraphFont" style:family="text">
      <style:text-properties style:font-name="Consolas" style:font-name-asian="Consolas" style:font-name-complex="Consolas"/>
    </style:style>
    <style:style style:name="P239" style:parent-style-name="ListParagraph" style:family="paragraph">
      <style:paragraph-properties fo:margin-top="0.1666in" fo:margin-bottom="0.1666in"/>
    </style:style>
    <style:style style:name="T240" style:parent-style-name="DefaultParagraphFont" style:family="text">
      <style:text-properties style:font-name="Consolas" style:font-name-asian="Consolas" style:font-name-complex="Consolas"/>
    </style:style>
    <style:style style:name="T241" style:parent-style-name="DefaultParagraphFont" style:family="text">
      <style:text-properties style:font-name="Consolas" style:font-name-asian="Consolas" style:font-name-complex="Consolas"/>
    </style:style>
    <style:style style:name="T242" style:parent-style-name="DefaultParagraphFont" style:family="text">
      <style:text-properties style:font-name="Consolas" style:font-name-asian="Consolas" style:font-name-complex="Consolas"/>
    </style:style>
    <style:style style:name="P243" style:parent-style-name="ListParagraph" style:family="paragraph">
      <style:paragraph-properties fo:margin-top="0.1666in" fo:margin-bottom="0.1666in"/>
    </style:style>
    <style:style style:name="P244" style:parent-style-name="Heading3" style:family="paragraph">
      <style:paragraph-properties fo:margin-top="0.1951in" fo:margin-bottom="0.1951in"/>
    </style:style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weight="bold" style:font-weight-asian="bold" style:font-weight-complex="bold"/>
    </style:style>
    <style:style style:name="P247" style:parent-style-name="ListParagraph" style:family="paragraph">
      <style:paragraph-properties fo:margin-top="0.1666in" fo:margin-bottom="0.1666in"/>
    </style:style>
    <style:style style:name="T248" style:parent-style-name="DefaultParagraphFont" style:family="text">
      <style:text-properties fo:font-weight="bold" style:font-weight-asian="bold" style:font-weight-complex="bold"/>
    </style:style>
    <style:style style:name="P249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50" style:parent-style-name="Heading3" style:family="paragraph">
      <style:paragraph-properties fo:margin-top="0.1951in" fo:margin-bottom="0.1951in"/>
    </style:style>
    <style:style style:name="T25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52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weight="bold" style:font-weight-asian="bold" style:font-weight-complex="bold"/>
    </style:style>
    <style:style style:name="P253" style:parent-style-name="ListParagraph" style:family="paragraph">
      <style:paragraph-properties fo:margin-top="0.1666in" fo:margin-bottom="0.1666in"/>
    </style:style>
    <style:style style:name="T254" style:parent-style-name="DefaultParagraphFont" style:family="text">
      <style:text-properties style:font-name="Aptos" style:font-name-asian="Aptos" style:font-name-complex="Aptos"/>
    </style:style>
    <style:style style:name="T25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56" style:parent-style-name="DefaultParagraphFont" style:family="text">
      <style:text-properties style:font-name="Aptos" style:font-name-asian="Aptos" style:font-name-complex="Aptos"/>
    </style:style>
    <style:style style:name="P257" style:parent-style-name="Heading3" style:family="paragraph">
      <style:paragraph-properties fo:margin-top="0.1951in" fo:margin-bottom="0.1951in"/>
    </style:style>
    <style:style style:name="T25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59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weight="bold" style:font-weight-asian="bold" style:font-weight-complex="bold"/>
    </style:style>
    <style:style style:name="P260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61" style:parent-style-name="Heading3" style:family="paragraph">
      <style:paragraph-properties fo:margin-top="0.1951in" fo:margin-bottom="0.1951in"/>
    </style:style>
    <style:style style:name="T26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63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weight="bold" style:font-weight-asian="bold" style:font-weight-complex="bold"/>
    </style:style>
    <style:style style:name="P264" style:parent-style-name="ListParagraph" style:family="paragraph">
      <style:paragraph-properties fo:margin-top="0.1666in" fo:margin-bottom="0.1666in"/>
    </style:style>
    <style:style style:name="T265" style:parent-style-name="DefaultParagraphFont" style:family="text">
      <style:text-properties style:font-name="Aptos" style:font-name-asian="Aptos" style:font-name-complex="Aptos"/>
    </style:style>
    <style:style style:name="T26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67" style:parent-style-name="DefaultParagraphFont" style:family="text">
      <style:text-properties style:font-name="Aptos" style:font-name-asian="Aptos" style:font-name-complex="Aptos"/>
    </style:style>
    <style:style style:name="P268" style:parent-style-name="Heading3" style:family="paragraph">
      <style:paragraph-properties fo:margin-top="0.1951in" fo:margin-bottom="0.1951in"/>
    </style:style>
    <style:style style:name="T26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70" style:parent-style-name="ListParagraph" style:family="paragraph">
      <style:paragraph-properties fo:margin-top="0.1666in" fo:margin-bottom="0.1666in"/>
      <style:text-properties style:font-name="Consolas" style:font-name-asian="Consolas" style:font-name-complex="Consolas" fo:font-weight="bold" style:font-weight-asian="bold" style:font-weight-complex="bold"/>
    </style:style>
    <style:style style:name="P271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72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</office:automatic-styles>
  <office:body>
    <office:text text:use-soft-page-breaks="true">
      <text:h text:style-name="P1" text:outline-level="1"><text:span text:style-name="T2">Αναλυτική Αναφορά – ClinVar FastAPI</text:span></text:h>
      <text:h text:style-name="P3" text:outline-level="2"><text:span text:style-name="T4">Σκοπός</text:span></text:h>
      <text:list text:style-name="LFO26" text:continue-numbering="true">
        <text:list-item>
          <text:p text:style-name="P5">Το πρόγραμμα υλοποιεί ένα<text:s/><text:span text:style-name="T6">REST API</text:span><text:s/>με FastAPI που:</text:p>
        </text:list-item>
        <text:list-item>
          <text:p text:style-name="P7">Συνδέεται με τη βάση PostgreSQL<text:s/><text:span text:style-name="T8">clinvar_db</text:span><text:s/>και αντλεί δεδομένα παραλλαγών από τον πίνακα<text:s/><text:span text:style-name="T9">gene_variants</text:span>.</text:p>
        </text:list-item>
        <text:list-item>
          <text:p text:style-name="P10">Παρέχει endpoints για<text:s/><text:span text:style-name="T11">αναζήτηση, φιλτράρισμα και καταμέτρηση</text:span><text:s/>παραλλαγών με βάση γονίδιο, θέση, συνέπειες και παθογένεια.</text:p>
        </text:list-item>
        <text:list-item>
          <text:p text:style-name="P12">Υλοποιεί λογική<text:s/><text:span text:style-name="T13">ACMG 2015</text:span><text:s/>για αξιολόγηση παραλλαγών (PS1, PM5, PP5, BP6).</text:p>
        </text:list-item>
        <text:list-item>
          <text:p text:style-name="P14">Προσφέρει σύνοψη στατιστικών (π.χ. counts per consequence / significance).</text:p>
        </text:list-item>
        <text:list-item>
          <text:p text:style-name="P15">Υποστηρίζει advanced queries (range queries, multi-filter search).</text:p>
        </text:list-item>
      </text:list>
      <text:p text:style-name="P16"/>
      <text:h text:style-name="P17" text:outline-level="2"><text:span text:style-name="T18">Τεχνολογίες</text:span></text:h>
      <text:list text:style-name="LFO25" text:continue-numbering="true">
        <text:list-item>
          <text:p text:style-name="P19"><text:span text:style-name="T20">FastAPI</text:span><text:span text:style-name="T21">: REST API framework για Python (υψηλή ταχύτητα, auto docs).</text:span></text:p>
        </text:list-item>
        <text:list-item>
          <text:p text:style-name="P22"><text:span text:style-name="T23">PostgreSQL</text:span><text:span text:style-name="T24">: Βάση δεδομένων για αποθήκευση παραλλαγών.</text:span></text:p>
        </text:list-item>
        <text:list-item>
          <text:p text:style-name="P25"><text:span text:style-name="T26">psycopg2</text:span><text:span text:style-name="T27">: PostgreSQL connector για Python.</text:span></text:p>
        </text:list-item>
        <text:list-item>
          <text:p text:style-name="P28"><text:span text:style-name="T29">pandas</text:span><text:span text:style-name="T30">: Επεξεργασία δεδομένων (ιδίως για grouping/criteria evaluation).</text:span></text:p>
        </text:list-item>
        <text:list-item>
          <text:p text:style-name="P31"><text:span text:style-name="T32">re (Regex)</text:span><text:span text:style-name="T33">: Εξαγωγή θέσεων πρωτεϊνών από p.HGVS strings.</text:span></text:p>
        </text:list-item>
        <text:list-item>
          <text:p text:style-name="P34"><text:span text:style-name="T35">Custom module</text:span><text:span text:style-name="T36"><text:s/>(</text:span><text:span text:style-name="T37">apply_ps1_pm5_pp5_bp6</text:span><text:span text:style-name="T38">): Υλοποίηση λογικής για ACMG criteria.</text:span></text:p>
        </text:list-item>
      </text:list>
      <text:h text:style-name="P39" text:outline-level="2"><text:span text:style-name="T40">Δομή του κώδικα</text:span></text:h>
      <text:p text:style-name="P41">Ο κώδικας οργανώνεται σε ενότητες:</text:p>
      <text:h text:style-name="P42" text:outline-level="3"><text:span text:style-name="T43">2.1 Ρυθμίσεις</text:span></text:h>
      <text:list text:style-name="LFO10" text:continue-numbering="true">
        <text:list-item>
          <text:p text:style-name="P44"><text:span text:style-name="T45">DB_CONFIG</text:span>: στοιχεία σύνδεσης PostgreSQL.</text:p>
        </text:list-item>
        <text:list-item>
          <text:p text:style-name="P46">Εισαγωγές βιβλιοθηκών (<text:span text:style-name="T47">fastapi</text:span>,<text:s/><text:span text:style-name="T48">psycopg2</text:span>,<text:s/><text:span text:style-name="T49">pandas</text:span>,<text:s/><text:span text:style-name="T50">re</text:span>,<text:s/><text:span text:style-name="T51">collections</text:span>).</text:p>
        </text:list-item>
        <text:list-item>
          <text:p text:style-name="P52">Εισαγωγή custom module:<text:s/><text:span text:style-name="T53">apply_ps1_pm5_pp5_bp6</text:span>.</text:p>
        </text:list-item>
      </text:list>
      <text:h text:style-name="P54" text:outline-level="3"><text:span text:style-name="T55">2.2 Endpoints Υγείας</text:span></text:h>
      <text:list text:style-name="LFO9" text:continue-numbering="true">
        <text:list-item>
          <text:p text:style-name="P56"><text:span text:style-name="T57">GET /</text:span>: health check για να ελέγχεται αν το API είναι ενεργό.</text:p>
        </text:list-item>
        <text:list-item>
          <text:p text:style-name="P58">Επιστρέφει status JSON αν το API τρέχει.</text:p>
        </text:list-item>
      </text:list>
      <text:h text:style-name="P59" text:outline-level="3"><text:span text:style-name="T60">2.3 Endpoints Αναζήτησης Παραλλαγών</text:span></text:h>
      <text:list text:style-name="LFO8" text:continue-numbering="true">
        <text:list-item>
          <text:p text:style-name="P61"><text:span text:style-name="T62">GET /user_classify_variant</text:span>: Επιστρέφει είτε άμεσο summary της παραλλαγής είτε υπολογίζει ACMG criteria (PS1, PM5, PP5, BP6).</text:p>
        </text:list-item>
        <text:list-item>
          <text:p text:style-name="P63"><text:span text:style-name="T64">GET /variants_by_genomic_range</text:span>: Αναζήτηση παραλλαγών με βάση genomic coordinates.</text:p>
        </text:list-item>
        <text:list-item>
          <text:p text:style-name="P65"><text:span text:style-name="T66">GET /variants_by_protein_pos</text:span>: Αναζήτηση παραλλαγών σε συγκεκριμένη θέση ή εύρος θέσεων πρωτεΐνης.</text:p>
        </text:list-item>
        <text:list-item>
          <text:p text:style-name="P67"><text:span text:style-name="T68">GET /search_variants</text:span>: Σύνθετη αναζήτηση με πολλαπλά φίλτρα.</text:p>
        </text:list-item>
      </text:list>
      <text:h text:style-name="P69" text:outline-level="3"><text:span text:style-name="T70">2.4 Endpoints<text:s/></text:span><text:span text:style-name="T71">βοηθητικών κατηγοριών</text:span></text:h>
      <text:list text:style-name="LFO7" text:continue-numbering="true">
        <text:list-item>
          <text:p text:style-name="P72"><text:span text:style-name="T73">GET /variant_counts</text:span>: Επιστρέφει πλήθος παραλλαγών με βάση consequence, significance, position.</text:p>
        </text:list-item>
        <text:list-item>
          <text:p text:style-name="P74"><text:span text:style-name="T75">GET /summary</text:span>: Ομαδοποίηση κατά molecular consequence.</text:p>
        </text:list-item>
        <text:list-item>
          <text:p text:style-name="P76"><text:span text:style-name="T77">GET /significance_summary</text:span>: Ομαδοποίηση κατά clinical significance.</text:p>
        </text:list-item>
        <text:list-item>
          <text:p text:style-name="P78"><text:span text:style-name="T79">GET /available_genes</text:span>: Επιστρέφει λίστα όλων των γονιδίων στη βάση.</text:p>
        </text:list-item>
        <text:list-item>
          <text:p text:style-name="P80"><text:span text:style-name="T81">GET /available_consequences</text:span>: Λίστα διαθέσιμων τύπων συνεπειών.</text:p>
        </text:list-item>
      </text:list>
      <text:h text:style-name="P82" text:outline-level="3"><text:span text:style-name="T83">2.5 ACMG Υποστήριξη</text:span></text:h>
      <text:list text:style-name="LFO6" text:continue-numbering="true">
        <text:list-item>
          <text:p text:style-name="P84"><text:span text:style-name="T85">calculate_pp5_bp6_from_summary</text:span>: Υπολογισμός PP5/BP6 βάσει consistency των submitters.</text:p>
        </text:list-item>
        <text:list-item>
          <text:p text:style-name="P86"><text:span text:style-name="T87">GET /acmg_criteria_bp6_pp5</text:span>: Συνδυασμός παραλλαγών γονιδίου με ACMG criteria (συμπεριλαμβάνει PS1/PM5/PP5/BP6 μέσω pandas DataFrame grouping).</text:p>
        </text:list-item>
      </text:list>
      <text:h text:style-name="P88" text:outline-level="2"><text:span text:style-name="T89">Ροή Εκτέλεσης</text:span></text:h>
      <text:list text:style-name="LFO5" text:continue-numbering="true">
        <text:list-item>
          <text:p text:style-name="P90">Ο χρήστης καλεί ένα endpoint (π.χ.<text:s/><text:span text:style-name="T91">/user_classify_variant</text:span>).</text:p>
        </text:list-item>
        <text:list-item>
          <text:p text:style-name="P92">Δημιουργείται σύνδεση με PostgreSQL μέσω<text:s/><text:span text:style-name="T93">psycopg2</text:span>.</text:p>
        </text:list-item>
        <text:list-item>
          <text:p text:style-name="P94">Γίνεται εκτέλεση SQL query ανάλογα με τα φίλτρα εισόδου.</text:p>
        </text:list-item>
        <text:list-item>
          <text:p text:style-name="P95">Αν βρεθεί η παραλλαγή:</text:p>
          <text:list text:continue-numbering="true">
            <text:list-item>
              <text:p text:style-name="P96">Επιστρέφεται JSON summary με όλα τα βασικά πεδία.</text:p>
            </text:list-item>
          </text:list>
        </text:list-item>
        <text:list-item>
          <text:p text:style-name="P97">Αν δεν βρεθεί η παραλλαγή:</text:p>
          <text:list text:continue-numbering="true">
            <text:list-item>
              <text:p text:style-name="P98">Φορτώνονται όλες οι παραλλαγές του γονιδίου.</text:p>
            </text:list-item>
            <text:list-item>
              <text:p text:style-name="P99">Δημιουργείται DataFrame και γίνεται grouping με pandas.</text:p>
            </text:list-item>
            <text:list-item>
              <text:p text:style-name="P100">Υπολογίζονται ACMG κριτήρια μέσω<text:s/><text:span text:style-name="T101">apply_ps1_pm5_pp5_bp6</text:span>.</text:p>
            </text:list-item>
          </text:list>
        </text:list-item>
        <text:list-item>
          <text:p text:style-name="P102">Σε<text:s/>βοηθητικά<text:s/>endpoints, επιστρέφεται count ή group-by summary.</text:p>
        </text:list-item>
        <text:list-item>
          <text:p text:style-name="P103">Κλείνει η σύνδεση με τη βάση στο<text:s/><text:span text:style-name="T104">finally</text:span><text:s/>block.</text:p>
        </text:list-item>
      </text:list>
      <text:h text:style-name="P105" text:outline-level="2"><text:span text:style-name="T106">Υπολογισμός ACMG κριτηρίων</text:span></text:h>
      <text:list text:style-name="LFO4" text:continue-numbering="true">
        <text:list-item>
          <text:p text:style-name="P107"><text:span text:style-name="T108">PS1</text:span>: Ίδιο αμινοξικό αποτέλεσμα (<text:span text:style-name="T109">hgvs_p</text:span>) με γνωστή Pathogenic αλλά διαφορετικό<text:s/><text:span text:style-name="T110">hgvs_c</text:span>.</text:p>
        </text:list-item>
        <text:list-item>
          <text:p text:style-name="P111"><text:span text:style-name="T112">PM5</text:span>: Διαφορετικό missense στην ίδια πρωτεϊνική θέση με γνωστή Pathogenic.</text:p>
        </text:list-item>
        <text:list-item>
          <text:p text:style-name="P113"><text:span text:style-name="T114">PP5</text:span>: ≥2 submitters, όλοι χαρακτηρίζουν την ίδια cDNA αλλαγή ως Pathogenic.</text:p>
        </text:list-item>
        <text:list-item>
          <text:p text:style-name="P115"><text:span text:style-name="T116">BP6</text:span>: ≥2 submitters, όλοι χαρακτηρίζουν την ίδια cDNA αλλαγή ως Benign.</text:p>
        </text:list-item>
      </text:list>
      <text:p text:style-name="P117">Υλοποίηση:</text:p>
      <text:list text:style-name="LFO3" text:continue-numbering="true">
        <text:list-item>
          <text:p text:style-name="P118"><text:span text:style-name="T119">apply_ps1_pm5_pp5_bp6(row, df)</text:span>: συγκρίνει τη νέα παραλλαγή με το DataFrame όλων των παραλλαγών του ίδιου γονιδίου.</text:p>
        </text:list-item>
        <text:list-item>
          <text:p text:style-name="P120">Επιστρέφεται λίστα criteria + conflict score (πλήθος κριτηρίων που ενεργοποιήθηκαν).</text:p>
        </text:list-item>
      </text:list>
      <text:h text:style-name="P121" text:outline-level="2"><text:span text:style-name="T122">Δεδομένα εξόδου</text:span></text:h>
      <text:p text:style-name="P123">Το API επιστρέφει JSON με:</text:p>
      <text:list text:style-name="LFO2" text:continue-numbering="true">
        <text:list-item>
          <text:p text:style-name="P124"><text:span text:style-name="T125">Πληροφορίες παραλλαγής</text:span>:<text:s/><text:span text:style-name="T126">variation_id</text:span>,<text:s/><text:span text:style-name="T127">gene_symbol</text:span>,<text:s/><text:span text:style-name="T128">hgvs_c</text:span>,<text:s/><text:span text:style-name="T129">hgvs_p</text:span>,<text:s/><text:span text:style-name="T130">protein_pos</text:span>,<text:s/><text:span text:style-name="T131">molecular_consequence</text:span>,<text:s/><text:span text:style-name="T132">clinicalsignificance</text:span>,<text:s/><text:span text:style-name="T133">review_status</text:span>.</text:p>
        </text:list-item>
        <text:list-item>
          <text:p text:style-name="P134"><text:span text:style-name="T135">Σύνοψη</text:span>: Counts per consequence / significance.</text:p>
        </text:list-item>
        <text:list-item>
          <text:p text:style-name="P136"><text:span text:style-name="T137">ACMG Κριτήρια</text:span>: Λίστα ενεργών (PS1, PM5, PP5, BP6).</text:p>
        </text:list-item>
        <text:list-item>
          <text:p text:style-name="P138"><text:span text:style-name="T139">Conflict Score</text:span>: Αριθμός αντικρουόμενων/ενεργών κριτηρίων.</text:p>
        </text:list-item>
        <text:list-item>
          <text:p text:style-name="P140"><text:span text:style-name="T141">Διαθέσιμα φίλτρα</text:span>: Λίστα με γονίδια και consequences.</text:p>
        </text:list-item>
      </text:list>
      <text:h text:style-name="P142" text:outline-level="2"><text:span text:style-name="T143">Σημαντικά Χαρακτηριστικά</text:span></text:h>
      <text:list text:style-name="LFO12" text:continue-numbering="true">
        <text:list-item>
          <text:p text:style-name="P144"><text:span text:style-name="T145">Ανθεκτικότητα</text:span><text:span text:style-name="T146">: Όλα τα endpoints έχουν<text:s/></text:span><text:span text:style-name="T147">try/except/finally</text:span><text:span text:style-name="T148"><text:s/>blocks για ασφαλές κλείσιμο connection.</text:span></text:p>
        </text:list-item>
        <text:list-item>
          <text:p text:style-name="P149"><text:span text:style-name="T150">Δυνατότητα επέκτασης</text:span><text:span text:style-name="T151">: Τα ACMG criteria υλοποιούνται modular (</text:span><text:span text:style-name="T152">apply_ps1_pm5_pp5_bp6</text:span><text:span text:style-name="T153">), άρα μπορούν εύκολα να προστεθούν νέα.</text:span></text:p>
        </text:list-item>
        <text:list-item>
          <text:p text:style-name="P154"><text:span text:style-name="T155">Ευκολία παρουσίασης</text:span><text:span text:style-name="T156">: Τα αποτελέσματα είναι σε JSON format, έτοιμα για χρήση σε dashboards ή άλλες εφαρμογές.</text:span></text:p>
        </text:list-item>
      </text:list>
      <text:h text:style-name="P157" text:outline-level="2"><text:span text:style-name="T158">Συμπερασματικά</text:span></text:h>
      <text:p text:style-name="P159">Ο κώδικας δημιουργεί ένα<text:s/><text:span text:style-name="T160">πλήρες API για έρευνα παραλλαγών ClinVar</text:span><text:s/>με:</text:p>
      <text:list text:style-name="LFO1" text:continue-numbering="true">
        <text:list-item>
          <text:p text:style-name="P161">Υποστήριξη<text:s/><text:span text:style-name="T162">αναζητήσεων σε βάθος</text:span><text:s/>(gene, cDNA, protein, genomic ranges).</text:p>
        </text:list-item>
        <text:list-item>
          <text:p text:style-name="P163"><text:span text:style-name="T164">Βοηθητικά εργαλεία</text:span><text:s/>(counts, summaries).</text:p>
        </text:list-item>
        <text:list-item>
          <text:p text:style-name="P165"><text:span text:style-name="T166">Υλοποίηση ACMG κριτηρίων</text:span><text:s/>για υποβοήθηση της ερμηνείας παραλλαγών.</text:p>
        </text:list-item>
        <text:list-item>
          <text:p text:style-name="P167">Δυνατότητα επέκτασης για επιπλέον κριτήρια ή filtering.</text:p>
        </text:list-item>
      </text:list>
      <text:p text:style-name="P168"/>
      <text:h text:style-name="P169" text:outline-level="2">Διαθέσιμα Endpoints</text:h>
      <text:h text:style-name="P170" text:outline-level="3"><text:span text:style-name="T171">1. Health check</text:span></text:h>
      <text:list text:style-name="LFO24" text:continue-numbering="true">
        <text:list-item>
          <text:p text:style-name="P172">GET /</text:p>
        </text:list-item>
        <text:list-item>
          <text:p text:style-name="P173">Επιστρέφει status JSON για να ελέγχεται αν το API τρέχει.</text:p>
        </text:list-item>
      </text:list>
      <text:h text:style-name="P174" text:outline-level="3"><text:span text:style-name="T175">2. Classify Variant (με βάση gene + c.HGVS)</text:span></text:h>
      <text:list text:style-name="LFO23" text:continue-numbering="true">
        <text:list-item>
          <text:p text:style-name="P176">GET /user_classify_variant</text:p>
        </text:list-item>
        <text:list-item>
          <text:p text:style-name="P177">Είσοδοι:</text:p>
          <text:list text:continue-numbering="true">
            <text:list-item>
              <text:p text:style-name="P178"><text:span text:style-name="T179">gene_symbol</text:span>: π.χ.<text:s/><text:span text:style-name="T180">BRCA1</text:span></text:p>
            </text:list-item>
            <text:list-item>
              <text:p text:style-name="P181"><text:span text:style-name="T182">hgvs_c</text:span>: π.χ.<text:s/><text:span text:style-name="T183">c.123G&gt;T</text:span></text:p>
            </text:list-item>
            <text:list-item>
              <text:p text:style-name="P184"><text:span text:style-name="T185">hgvs_p</text:span><text:s/>(προαιρετικό): π.χ.<text:s/><text:span text:style-name="T186">p.Val12Cys</text:span></text:p>
            </text:list-item>
          </text:list>
        </text:list-item>
        <text:list-item>
          <text:p text:style-name="P187">Λειτουργία:</text:p>
          <text:list text:continue-numbering="true">
            <text:list-item>
              <text:p text:style-name="P188">Αναζητά άμεσα τη συγκεκριμένη παραλλαγή στη βάση.</text:p>
            </text:list-item>
            <text:list-item>
              <text:p text:style-name="P189">Αν βρεθεί → επιστρέφει αναλυτικό summary (ID, συνέπειες, παθογένεια).</text:p>
            </text:list-item>
            <text:list-item>
              <text:p text:style-name="P190">Αν δεν βρεθεί → γίνεται grouping όλων των παραλλαγών του γονιδίου και αξιολόγηση με βάση<text:s/><text:span text:style-name="T191">PS1 / PM5 / PP5 / BP6</text:span>.</text:p>
            </text:list-item>
          </text:list>
        </text:list-item>
      </text:list>
      <text:h text:style-name="P192" text:outline-level="3"><text:span text:style-name="T193">3. Υπολογισμός PP5 και BP6</text:span></text:h>
      <text:list text:style-name="LFO22" text:continue-numbering="true">
        <text:list-item>
          <text:p text:style-name="P194"><text:span text:style-name="T195">Helper function</text:span>:<text:s/><text:span text:style-name="T196">calculate_pp5_bp6_from_summary()</text:span></text:p>
        </text:list-item>
        <text:list-item>
          <text:p text:style-name="P197">Χρησιμοποιεί<text:s/><text:span text:style-name="T198">συχνότητες &amp; συνέπεια υποβολών</text:span>:</text:p>
          <text:list text:continue-numbering="true">
            <text:list-item>
              <text:p text:style-name="P199">PP5 = ≥2 submitters που χαρακτηρίζουν<text:s/><text:span text:style-name="T200">Pathogenic</text:span><text:s/>και κανένας άλλος χαρακτηρισμός.</text:p>
            </text:list-item>
            <text:list-item>
              <text:p text:style-name="P201">BP6 = ≥2 submitters που χαρακτηρίζουν<text:s/><text:span text:style-name="T202">Benign</text:span><text:s/>και κανένας άλλος χαρακτηρισμός.</text:p>
            </text:list-item>
          </text:list>
        </text:list-item>
      </text:list>
      <text:h text:style-name="P203" text:outline-level="3"><text:span text:style-name="T204">4. ACMG κριτήρια συνολικά</text:span></text:h>
      <text:list text:style-name="LFO21" text:continue-numbering="true">
        <text:list-item>
          <text:p text:style-name="P205">GET /acmg_criteria_bp6_pp5</text:p>
        </text:list-item>
        <text:list-item>
          <text:p text:style-name="P206">Υποστηρίζει optional παράμετρο<text:s/><text:span text:style-name="T207">hgvs_p</text:span><text:s/>για<text:s/><text:span text:style-name="T208">PS1 evaluation</text:span>.</text:p>
        </text:list-item>
        <text:list-item>
          <text:p text:style-name="P209">Επιστρέφει:</text:p>
          <text:list text:continue-numbering="true">
            <text:list-item>
              <text:p text:style-name="P210">Τα κριτήρια που πληρούνται.</text:p>
            </text:list-item>
            <text:list-item>
              <text:p text:style-name="P211"><text:span text:style-name="T212">conflict_score</text:span>: αριθμός ενεργών κριτηρίων.</text:p>
            </text:list-item>
          </text:list>
        </text:list-item>
      </text:list>
      <text:h text:style-name="P213" text:outline-level="3"><text:span text:style-name="T214">5. Αναζήτηση παραλλαγών σε γονιδιακό εύρος</text:span></text:h>
      <text:list text:style-name="LFO20" text:continue-numbering="true">
        <text:list-item>
          <text:p text:style-name="P215">GET /variants_by_genomic_range</text:p>
        </text:list-item>
        <text:list-item>
          <text:p text:style-name="P216">Παράμετροι:</text:p>
          <text:list text:continue-numbering="true">
            <text:list-item>
              <text:p text:style-name="P217"><text:span text:style-name="T218">gene</text:span>,<text:s/><text:span text:style-name="T219">start</text:span>,<text:s/><text:span text:style-name="T220">end</text:span><text:s/>(genomic coordinates).</text:p>
            </text:list-item>
          </text:list>
        </text:list-item>
        <text:list-item>
          <text:p text:style-name="P221">Επιστρέφει όλες τις παραλλαγές σε αυτό το εύρος.</text:p>
        </text:list-item>
      </text:list>
      <text:h text:style-name="P222" text:outline-level="3"><text:span text:style-name="T223">6. Αναζήτηση με βάση θέση πρωτεΐνης</text:span></text:h>
      <text:list text:style-name="LFO19" text:continue-numbering="true">
        <text:list-item>
          <text:p text:style-name="P224">GET /variants_by_protein_pos</text:p>
        </text:list-item>
        <text:list-item>
          <text:p text:style-name="P225">Παράμετροι:</text:p>
          <text:list text:continue-numbering="true">
            <text:list-item>
              <text:p text:style-name="P226"><text:span text:style-name="T227">gene</text:span>,<text:s/><text:span text:style-name="T228">start_pos</text:span>,<text:s/><text:span text:style-name="T229">end_pos</text:span><text:s/>(ή μόνο exact θέση).</text:p>
            </text:list-item>
          </text:list>
        </text:list-item>
        <text:list-item>
          <text:p text:style-name="P230">Επιστρέφει όλες τις παραλλαγές που εντοπίζονται στη θέση/εύρος αμινοξέων.</text:p>
        </text:list-item>
      </text:list>
      <text:h text:style-name="P231" text:outline-level="3"><text:span text:style-name="T232">7. Καταμέτρηση παραλλαγών με φίλτρα</text:span></text:h>
      <text:list text:style-name="LFO18" text:continue-numbering="true">
        <text:list-item>
          <text:p text:style-name="P233">GET /variant_counts</text:p>
        </text:list-item>
        <text:list-item>
          <text:p text:style-name="P234">Παράμετροι:</text:p>
          <text:list text:continue-numbering="true">
            <text:list-item>
              <text:p text:style-name="P235"><text:span text:style-name="T236">consequence</text:span><text:s/>(τύπος μετάλλαξης),</text:p>
            </text:list-item>
            <text:list-item>
              <text:p text:style-name="P237"><text:span text:style-name="T238">significance</text:span><text:s/>(παθογένεια),</text:p>
            </text:list-item>
            <text:list-item>
              <text:p text:style-name="P239"><text:span text:style-name="T240">protein_start</text:span>,<text:s/><text:span text:style-name="T241">protein_end</text:span>,<text:s/><text:span text:style-name="T242">exact_position</text:span>.</text:p>
            </text:list-item>
          </text:list>
        </text:list-item>
        <text:list-item>
          <text:p text:style-name="P243">Επιστρέφει αριθμό παραλλαγών που ταιριάζουν στα κριτήρια.</text:p>
        </text:list-item>
      </text:list>
      <text:h text:style-name="P244" text:outline-level="3"><text:span text:style-name="T245">8. Σύνοψη ανά τύπο μετάλλαξης</text:span></text:h>
      <text:list text:style-name="LFO17" text:continue-numbering="true">
        <text:list-item>
          <text:p text:style-name="P246">GET /summary</text:p>
        </text:list-item>
        <text:list-item>
          <text:p text:style-name="P247">Επιστρέφει<text:s/><text:span text:style-name="T248">group by molecular_consequence</text:span><text:s/>με counts.</text:p>
        </text:list-item>
      </text:list>
      <text:p text:style-name="P249"/>
      <text:h text:style-name="P250" text:outline-level="3"><text:span text:style-name="T251">9. Σύνοψη ανά παθογένεια</text:span></text:h>
      <text:list text:style-name="LFO16" text:continue-numbering="true">
        <text:list-item>
          <text:p text:style-name="P252">GET /significance_summary</text:p>
        </text:list-item>
        <text:list-item>
          <text:p text:style-name="P253"><text:span text:style-name="T254">Επιστρέφει<text:s/></text:span><text:span text:style-name="T255">group by clinicalsignificance</text:span><text:span text:style-name="T256"><text:s/>με counts.</text:span></text:p>
        </text:list-item>
      </text:list>
      <text:h text:style-name="P257" text:outline-level="3"><text:span text:style-name="T258">10. Διαθέσιμα γονίδια</text:span></text:h>
      <text:list text:style-name="LFO15" text:continue-numbering="true">
        <text:list-item>
          <text:p text:style-name="P259">GET /available_genes</text:p>
        </text:list-item>
        <text:list-item>
          <text:p text:style-name="P260">Επιστρέφει λίστα με όλα τα γονίδια που υπάρχουν στη βάση.</text:p>
        </text:list-item>
      </text:list>
      <text:h text:style-name="P261" text:outline-level="3"><text:span text:style-name="T262">11. Διαθέσιμες κατηγορίες συνεπειών</text:span></text:h>
      <text:list text:style-name="LFO14" text:continue-numbering="true">
        <text:list-item>
          <text:p text:style-name="P263">GET /available_consequences</text:p>
        </text:list-item>
        <text:list-item>
          <text:p text:style-name="P264"><text:span text:style-name="T265">Επιστρέφει όλους τους διαθέσιμους τύπους<text:s/></text:span><text:span text:style-name="T266">molecular consequences</text:span><text:span text:style-name="T267">.</text:span></text:p>
        </text:list-item>
      </text:list>
      <text:h text:style-name="P268" text:outline-level="3"><text:span text:style-name="T269">12. Σύνθετη αναζήτηση παραλλαγών</text:span></text:h>
      <text:list text:style-name="LFO13" text:continue-numbering="true">
        <text:list-item>
          <text:p text:style-name="P270">GET /search_variants</text:p>
        </text:list-item>
        <text:list-item>
          <text:p text:style-name="P271">Δέχεται πολλαπλά φίλτρα (gene, consequence, significance, protein_pos).</text:p>
        </text:list-item>
        <text:list-item>
          <text:p text:style-name="P272">Επιστρέφει λίστα αποτελεσμάτων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ristoforos Bibas</meta:initial-creator>
    <dc:creator>Xristoforos Bibas</dc:creator>
    <meta:creation-date>2025-08-18T09:43:00Z</meta:creation-date>
    <dc:date>2025-08-18T09:43:00Z</dc:date>
    <meta:template xlink:href="Normal.dotm" xlink:type="simple"/>
    <meta:editing-cycles>1</meta:editing-cycles>
    <meta:editing-duration>PT0S</meta:editing-duration>
    <meta:document-statistic meta:page-count="1" meta:paragraph-count="13" meta:word-count="988" meta:character-count="6613" meta:row-count="46" meta:non-whitespace-character-count="5638"/>
  </office:meta>
</office:document-meta>
</file>